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mm" fo:margin-bottom="0mm" style:contextual-spacing="false" fo:line-height="100%"/>
    </style:style>
    <style:style style:name="P6" style:family="paragraph" style:parent-style-name="Standard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7" style:family="paragraph" style:parent-style-name="Titre_20_2_20_-_20_Professionnel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41459120" text:id="ct141459120">
          <text:insertion>
            <office:change-info>
              <dc:creator>Luc Saffre</dc:creator>
              <dc:date>2013-06-05T16:49:00</dc:date>
            </office:change-info>
          </text:insertion>
        </text:changed-region>
        <text:changed-region xml:id="ct141460496" text:id="ct14146049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41459440" text:id="ct141459440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41460048" text:id="ct141460048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schreibebestätigung</text:h>
      <text:p text:style-name="Standard"><text:conditional-text text:condition="ooow:true" text:string-value-if-true="&quot;self.pupil.address&quot;" text:string-value-if-false="">self.pupil.address</text:conditional-text></text:p>
      <text:p text:style-name="Standard"/>
      <text:p text:style-name="P6">Sehr geehrte<text:conditional-text text:condition="ooow:true" text:string-value-if-true="&quot;self.pupil.mf('r','','r')&quot;" text:string-value-if-false="">self.pupil.mf('r','','r')</text:conditional-text> <text:conditional-text text:condition="ooow:true" text:string-value-if-true="&quot;self.pupil&quot;" text:string-value-if-false="">self.pupil</text:conditional-text></text:p>
      <text:p text:style-name="P6"/>
      <text:p text:style-name="Standard">hiermit bestätigen wir Ihre Einschreibung für folgenden Kurs :</text:p>
      <text:p text:style-name="Standard"/>
      <text:p text:style-name="Standard"><text:span text:style-name="T1">Serie: </text:span><text:span text:style-name="T1"><text:conditional-text text:condition="ooow:true" text:string-value-if-true="&quot;self.course.line&quot;" text:string-value-if-false="">self.course.line</text:conditional-text></text:span></text:p>
      <text:p text:style-name="Standard"><text:span text:style-name="T1">Kursbeginn: ab </text:span><text:span text:style-name="T1"><text:conditional-text text:condition="ooow:true" text:string-value-if-true="&quot;fdf(self.course.start_date)&quot;" text:string-value-if-false="">fdf(self.course.start_date)</text:conditional-text></text:span></text:p>
      <text:p text:style-name="Standard"><text:span text:style-name="T1">Anzahl Stunden: </text:span><text:change-start text:change-id="ct141459120"/><text:span text:style-name="T1">self.course.max_events</text:span><text:change-end text:change-id="ct141459120"/></text:p>
      <text:p text:style-name="Standard"><text:span text:style-name="T1">Ort: </text:span><text:change-start text:change-id="ct141460496"/><text:span text:style-name="T1">self.course.room</text:span><text:change-end text:change-id="ct141460496"/></text:p>
      <text:p text:style-name="Standard"><text:span text:style-name="T1">Referent: </text:span><text:change-start text:change-id="ct141459440"/><text:span text:style-name="T1">self.course.teacher</text:span><text:change-end text:change-id="ct141459440"/></text:p>
      <text:p text:style-name="P4"/>
      <text:p text:style-name="Standard"><text:span text:style-name="T1">Voraussichtliche Termine: </text:span><text:change-start text:change-id="ct141460048"/><text:span text:style-name="T1">self.course.events_text()</text:span><text:change-end text:change-id="ct141460048"/></text:p>
      <text:p text:style-name="P7"/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2.12mm" fo:margin-bottom="1.06mm" style:contextual-spacing="false" fo:line-height="5.64mm" fo:hyphenation-ladder-count="no-limit"/>
      <style:text-properties style:font-name="Arial Black" fo:font-family="'Arial Black'" style:font-family-generic="roman" style:font-pitch="variable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42044576" text:id="ct14204457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42088736" text:id="ct142088736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42044576"/>self<text:change-end text:change-id="ct142044576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6-05-17T15:02:15.805293358">17/5/16</text:date> <text:time style:data-style-name="N41" text:time-value="2016-05-17T15:02:15.805486980">15:01:32</text:time><text:line-break/><text:change-start text:change-id="ct142088736"/>settings.SITE.site_version()<text:change-end text:change-id="ct14208873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5-17T15:02:15.703792964</dc:date>
    <meta:editing-duration>PT20H14M53S</meta:editing-duration>
    <meta:editing-cycles>128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67" meta:character-count="582" meta:non-whitespace-character-count="531"/>
  </office:meta>
</office:document-meta>
</file>